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91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0.789cm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9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096cm" svg:x="1.313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93cm" svg:height="1.356cm" svg:x="3.531cm" svg:y="11.075cm">
          <draw:text-box>
            <text:p text:style-name="P1"><text:span text:style-name="T1">12</text:span></text:p>
          </draw:text-box>
        </draw:frame>
        <draw:custom-shape draw:style-name="gr3" draw:text-style-name="P1" draw:layer="layout" svg:width="5.715cm" svg:height="1.608cm" svg:x="1.499cm" svg:y="7.15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1.524cm" svg:y="7.006cm">
          <draw:text-box>
            <text:p text:style-name="P1"><text:span text:style-name="T2">Check Control</text:span></text:p>
            <text:p text:style-name="P1"><text:span text:style-name="T2">Switch</text:span></text:p>
          </draw:text-box>
        </draw:frame>
        <draw:custom-shape draw:style-name="gr1" draw:text-style-name="P1" draw:layer="layout" svg:width="6.096cm" svg:height="6.096cm" svg:x="14.753cm" svg:y="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667cm" svg:height="1.356cm" svg:x="16.971cm" svg:y="11.046cm">
          <draw:text-box>
            <text:p text:style-name="P1"><text:span text:style-name="T1">14</text:span></text:p>
          </draw:text-box>
        </draw:frame>
        <draw:custom-shape draw:style-name="gr3" draw:text-style-name="P1" draw:layer="layout" svg:width="5.715cm" svg:height="1.608cm" svg:x="14.939cm" svg:y="7.1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14.964cm" svg:y="6.977cm">
          <draw:text-box>
            <text:p text:style-name="P1"><text:span text:style-name="T2">Check Output Current</text:span></text:p>
          </draw:text-box>
        </draw:frame>
        <draw:custom-shape draw:style-name="gr6" draw:text-style-name="P1" draw:layer="layout" svg:width="6.096cm" svg:height="6.096cm" svg:x="8.153cm" svg:y="1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719cm" svg:height="1.356cm" svg:x="10.346cm" svg:y="19.318cm">
          <draw:text-box>
            <text:p text:style-name="P1"><text:span text:style-name="T1">13</text:span></text:p>
          </draw:text-box>
        </draw:frame>
        <draw:custom-shape draw:style-name="gr3" draw:text-style-name="P1" draw:layer="layout" svg:width="5.715cm" svg:height="1.608cm" svg:x="8.339cm" svg:y="15.39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8.364cm" svg:y="15.249cm">
          <draw:text-box>
            <text:p text:style-name="P1"><text:span text:style-name="T2">Check </text:span><text:span text:style-name="T3">Cascading</text:span><text:span text:style-name="T2"> </text:span><text:span text:style-name="T3">Cel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48:58.307897422</meta:creation-date>
    <dc:date>2016-06-15T09:22:05.190602123</dc:date>
    <meta:editing-duration>PT4M42S</meta:editing-duration>
    <meta:editing-cycles>9</meta:editing-cycles>
    <meta:generator>LibreOffice/4.2.8.2$Linux_X86_64 LibreOffice_project/420m0$Build-2</meta:generator>
    <meta:document-statistic meta:object-count="12"/>
  </office:meta>
</office:document-meta>
</file>